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935d3" officeooo:paragraph-rsid="000935d3"/>
    </style:style>
    <style:style style:name="P2" style:family="paragraph" style:parent-style-name="Standard">
      <style:paragraph-properties fo:text-align="justify" style:justify-single-word="false"/>
      <style:text-properties officeooo:paragraph-rsid="000935d3"/>
    </style:style>
    <style:style style:name="P3" style:family="paragraph" style:parent-style-name="Standard">
      <style:paragraph-properties fo:text-align="justify" style:justify-single-word="false"/>
      <style:text-properties officeooo:paragraph-rsid="000acb6b"/>
    </style:style>
    <style:style style:name="T1" style:family="text">
      <style:text-properties style:font-name="sans-serif" fo:font-size="15pt"/>
    </style:style>
    <style:style style:name="T2" style:family="text">
      <style:text-properties style:font-name="sans-serif" fo:font-size="15pt" officeooo:rsid="000935d3"/>
    </style:style>
    <style:style style:name="T3" style:family="text">
      <style:text-properties style:font-name="sans-serif" fo:font-size="15pt" officeooo:rsid="000acb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 Quais são as unidades funcionais de um sistema computacional?</text:span></text:p>
      <text:p text:style-name="P2"><text:span text:style-name="T2"><text:tab/>As unidades funcionais de um sistema computacional são: Processador, Memória Principal e Dispositivos de Entrada e Saída.</text:span></text:p>
      <text:p text:style-name="P1"><text:span text:style-name="T1"/></text:p>
      <text:p text:style-name="P2"><text:span text:style-name="T1">2. Quais os componentes básicos de um processador, e quais são as suas respectivas funções?</text:span></text:p>
      <text:p text:style-name="P2"><text:span text:style-name="T1"><text:tab/></text:span><text:span text:style-name="T2">Unidade de Controle – Serve para controlar e gerenciar as instruções para passar para a unidade lógica do processador.</text:span></text:p>
      <text:p text:style-name="P2"><text:span text:style-name="T2"><text:tab/>Unidade Lógica Aritmética – É utilizada para processar operações aritméticas das instruções.</text:span></text:p>
      <text:p text:style-name="P2"><text:span text:style-name="T2"><text:tab/>Registradores – Podem ser de uso geral ou específico, os de uso geral servem para guardar valores para processamento da ULA (Unidade Lógica Aritmética), ou de uso específico, os principais são: Apontador da pilha ou stack pointer que aponta para a primeira instrução da pilha, Registrador de Estado que verifica o status do processo que está em execução e o Contador de Instrução que armazena o endereço da próxima instrução a ser executada.</text:span></text:p>
      <text:p text:style-name="P2"><text:span text:style-name="T2"/></text:p>
      <text:p text:style-name="P2"><text:span text:style-name="T1">3. Conceitue e diferencie memória principal, secundária e cachê.</text:span></text:p>
      <text:p text:style-name="P2"><text:span text:style-name="T1"><text:tab/></text:span><text:span text:style-name="T2">Memória Principal é uma memória volátil que armazena as informações que o processador irá utilizar e estão gravadas na memória secundária.</text:span></text:p>
      <text:p text:style-name="P2"><text:span text:style-name="T2"><text:tab/>Memória Secundária é a memória onde os dados são armazenados por ser não volátil seus dados não se apagam ao desligar o sistema, quando o sistema é carregado as informações são copiadas para a memória prinipal que possui uma velocidade maior.</text:span></text:p>
      <text:p text:style-name="P2"><text:span text:style-name="T2"><text:tab/>Memória Cache é uma memória muito rápida dentro de um sistema computacional, fica dentro do processador e armazena as informações que o processador precisará manipular, armazena também um histórico das principais instruções, quando o processador precisa carregar um processo primeiro verifica se está disponível no cache antes de solicitar a memória principal.</text:span></text:p>
      <text:p text:style-name="P2"><text:span text:style-name="T1"/></text:p>
      <text:p text:style-name="P2"><text:span text:style-name="T1"/></text:p>
      <text:p text:style-name="P2"><text:span text:style-name="T1"/></text:p>
      <text:p text:style-name="P2"><text:soft-page-break/><text:span text:style-name="T1">4. Diferencie memória volátil e não-volátil.</text:span></text:p>
      <text:p text:style-name="P2"><text:span text:style-name="T1"><text:tab/></text:span><text:span text:style-name="T2">Memória Volátil é uma memória que se apaga sem o fornecimento de energia, não-volátil é uma memória que grava as informações e estas não se perdem após a interrupção do fornecimento de energia.</text:span></text:p>
      <text:p text:style-name="P2"><text:span text:style-name="T2"/></text:p>
      <text:p text:style-name="P2"><text:span text:style-name="T1">5. Descreva como é realizado o ciclo de leitura e gravação na memória principal.</text:span></text:p>
      <text:p text:style-name="P3"><text:span text:style-name="T1"><text:tab/></text:span><text:span text:style-name="T3">A memória é dividida em blocos de bits com endereços hexadecimais únicos.</text:span></text:p>
      <text:p text:style-name="P3"><text:span text:style-name="T3"><text:tab/>Quando o processador precisa de uma leitura da memória principal a UC envia o endereço do bloco de bits a ser lido e em seguida envia um sinal de leitura para a memória que faz uma cópia da informação no buffer.</text:span></text:p>
      <text:p text:style-name="P3"><text:span text:style-name="T3"><text:tab/>Quando o processador precisa gravar uma informação na memória, a UC envia o endereço a ser gravado a informação para a MAR em seguida o valor a ser gravado para a MBR depois envia um sinal para a memória principal de gravação que copia o valor da MBR para o bloco de bits do endereço especificado. </text:span></text:p>
      <text:p text:style-name="P2"><text:span text:style-name="T1"/></text:p>
      <text:p text:style-name="P2"><text:span text:style-name="T1">6. Caracterize e explique os três tipos de barramentos: processador-memória, E/S e backplane.</text:span></text:p>
      <text:p text:style-name="P2"><text:span text:style-name="T1"><text:tab/></text:span><text:span text:style-name="T3">Barramento são vários fios que transportam informações de um dispositivo para outro:</text:span></text:p>
      <text:p text:style-name="P2"><text:span text:style-name="T3"><text:tab/>Processador-memória: São os caminhos de fios que fazem a comunicação do processador com a memória principal precisa ser um barramento com fiação curta e de alta velocidade transmissão de dados</text:span></text:p>
      <text:p text:style-name="P2"><text:span text:style-name="T3"><text:tab/>Entrada e Saída esse barramento é mais lento e comunica todos os dispositivos de Entrada e Saida com o barramento processador e memória para que haja a comunicação do usuário com o sistema a informação do usuário é codificada em linguagem de máquina, por sua vez nos disposiivos de saída a informaçao de máquina é decodificada para uma forma que o usuário entenda.</text:span></text:p>
      <text:p text:style-name="P2"><text:span text:style-name="T3"><text:tab/>Backplane Devido a diferença de velocidade e o fato de que a Unidade de Controle precisava ciclicamente fazer uma verificação se havia algum sinal de entrada para interpretar foi feito o Backplane que faz o controle e a conexão do barramento de E/S com o Barramento Processador-Memória.</text:span></text:p>
      <text:p text:style-name="P2"><text:soft-page-break/><text:span text:style-name="T1">7. Descreva a técnica de pipelining. (Utilize exemplos, se necessário).</text:span></text:p>
      <text:p text:style-name="P2"><text:span text:style-name="T1"><text:tab/></text:span><text:span text:style-name="T3">A técnica consiste em fazer um paralelismo da execução das instruções de um processo, as instruções divididas em bath quando uma instrução passa para um próximo estado de tratamento aquela parte do processador que executa aquele tratamento ao invés de ficar ocioso faz o tratamento da próxima instrução e assim por diante. Desta forma melhorando significativamente o desempenh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3T10:55:05.199696039</meta:creation-date>
    <dc:date>2019-03-23T11:23:07.942834261</dc:date>
    <meta:editing-duration>PT38S</meta:editing-duration>
    <meta:editing-cycles>1</meta:editing-cycles>
    <meta:document-statistic meta:table-count="0" meta:image-count="0" meta:object-count="0" meta:page-count="3" meta:paragraph-count="23" meta:word-count="661" meta:character-count="4114" meta:non-whitespace-character-count="3456"/>
    <meta:generator>LibreOffice/6.0.7.3$Linux_X86_64 LibreOffice_project/00m0$Build-3</meta:generator>
  </office:meta>
</office:document-meta>
</file>